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1097in" fo:break-before="page" table:align="left"/>
    </style:style>
    <style:style style:name="Table1.A" style:family="table-column">
      <style:table-column-properties style:column-width="1.559in"/>
    </style:style>
    <style:style style:name="Table1.B" style:family="table-column">
      <style:table-column-properties style:column-width="5.5507in"/>
    </style:style>
    <style:style style:name="Table1.A1" style:family="table-cell">
      <style:table-cell-properties style:vertical-align="" fo:background-color="transparent" fo:padding-left="0.0201in" fo:padding-right="0.0201in" fo:padding-top="0.0597in" fo:padding-bottom="0.0597in" fo:border="none">
        <style:background-image/>
      </style:table-cell-properties>
    </style:style>
    <style:style style:name="Table1.A13" style:family="table-cell">
      <style:table-cell-properties style:vertical-align="" fo:background-color="#cccccc" fo:padding-left="0.0201in" fo:padding-right="0.0201in" fo:padding-top="0.0597in" fo:padding-bottom="0.0597in" fo:border="none">
        <style:background-image/>
      </style:table-cell-properties>
    </style:style>
    <style:style style:name="P1" style:family="paragraph" style:parent-style-name="Standard">
      <style:paragraph-properties fo:text-align="end" style:justify-single-word="false"/>
      <style:text-properties style:font-name="Liberation Sans" fo:font-size="9pt" style:font-size-asian="9pt" style:font-size-complex="9pt"/>
    </style:style>
    <style:style style:name="P2" style:family="paragraph" style:parent-style-name="Table_20_Contents">
      <style:text-properties officeooo:rsid="001d9d57" officeooo:paragraph-rsid="001d9d57"/>
    </style:style>
    <style:style style:name="P3" style:family="paragraph" style:parent-style-name="Table_20_Contents">
      <style:text-properties officeooo:paragraph-rsid="00385dd5"/>
    </style:style>
    <style:style style:name="P4" style:family="paragraph" style:parent-style-name="Table_20_Contents">
      <style:text-properties officeooo:rsid="0012fb99" officeooo:paragraph-rsid="003a2109"/>
    </style:style>
    <style:style style:name="P5" style:family="paragraph" style:parent-style-name="Table_20_Contents">
      <style:text-properties officeooo:rsid="00341d49" officeooo:paragraph-rsid="00341d49"/>
    </style:style>
    <style:style style:name="P6" style:family="paragraph" style:parent-style-name="Table_20_Contents">
      <style:text-properties officeooo:rsid="00448770" officeooo:paragraph-rsid="00448770"/>
    </style:style>
    <style:style style:name="P7" style:family="paragraph" style:parent-style-name="Table_20_Contents">
      <style:text-properties officeooo:rsid="0044b54b" officeooo:paragraph-rsid="0044b54b"/>
    </style:style>
    <style:style style:name="P8" style:family="paragraph" style:parent-style-name="Table_20_Contents">
      <style:text-properties officeooo:rsid="00478af4" officeooo:paragraph-rsid="00478af4"/>
    </style:style>
    <style:style style:name="P9" style:family="paragraph" style:parent-style-name="Table_20_Contents">
      <style:text-properties officeooo:rsid="004f69b3" officeooo:paragraph-rsid="004f69b3"/>
    </style:style>
    <style:style style:name="P10" style:family="paragraph" style:parent-style-name="Table_20_Contents">
      <style:text-properties officeooo:paragraph-rsid="005ff2e4"/>
    </style:style>
    <style:style style:name="P11" style:family="paragraph" style:parent-style-name="Table_20_Contents">
      <style:text-properties officeooo:rsid="00513ff1" officeooo:paragraph-rsid="005ff2e4"/>
    </style:style>
    <style:style style:name="P12" style:family="paragraph" style:parent-style-name="Table_20_Contents">
      <style:text-properties officeooo:rsid="005ee6f5" officeooo:paragraph-rsid="00675838"/>
    </style:style>
    <style:style style:name="P13" style:family="paragraph" style:parent-style-name="Table_20_Contents">
      <style:text-properties officeooo:rsid="00675838" officeooo:paragraph-rsid="00675838"/>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officeooo:paragraph-rsid="006b3256"/>
    </style:style>
    <style:style style:name="P16" style:family="paragraph" style:parent-style-name="Table_20_Contents">
      <style:text-properties officeooo:rsid="0071074c" officeooo:paragraph-rsid="0071074c"/>
    </style:style>
    <style:style style:name="P17" style:family="paragraph" style:parent-style-name="Table_20_Contents">
      <style:text-properties officeooo:paragraph-rsid="0071074c"/>
    </style:style>
    <style:style style:name="P18" style:family="paragraph" style:parent-style-name="Heading_20_3">
      <style:text-properties officeooo:rsid="00271444" officeooo:paragraph-rsid="00271444"/>
    </style:style>
    <style:style style:name="P19" style:family="paragraph" style:parent-style-name="Heading_20_3">
      <style:text-properties officeooo:rsid="0044b54b" officeooo:paragraph-rsid="0044b54b"/>
    </style:style>
    <style:style style:name="T1" style:family="text">
      <style:text-properties fo:color="#000000" style:text-underline-style="none"/>
    </style:style>
    <style:style style:name="T2" style:family="text">
      <style:text-properties officeooo:rsid="002566b4"/>
    </style:style>
    <style:style style:name="T3" style:family="text">
      <style:text-properties officeooo:rsid="002627cb"/>
    </style:style>
    <style:style style:name="T4" style:family="text">
      <style:text-properties officeooo:rsid="0028375b"/>
    </style:style>
    <style:style style:name="T5" style:family="text">
      <style:text-properties fo:font-weight="normal" officeooo:rsid="002627cb" style:font-weight-asian="normal" style:font-weight-complex="normal"/>
    </style:style>
    <style:style style:name="T6" style:family="text">
      <style:text-properties fo:font-weight="normal" officeooo:rsid="00271444" style:font-weight-asian="normal" style:font-weight-complex="normal"/>
    </style:style>
    <style:style style:name="T7" style:family="text">
      <style:text-properties fo:font-weight="normal" officeooo:rsid="002c7289" style:font-weight-asian="normal" style:font-weight-complex="normal"/>
    </style:style>
    <style:style style:name="T8" style:family="text">
      <style:text-properties fo:font-weight="normal" officeooo:rsid="003e611a" style:font-weight-asian="normal" style:font-weight-complex="normal"/>
    </style:style>
    <style:style style:name="T9" style:family="text">
      <style:text-properties officeooo:rsid="002a3825"/>
    </style:style>
    <style:style style:name="T10" style:family="text">
      <style:text-properties officeooo:rsid="002c7289"/>
    </style:style>
    <style:style style:name="T11" style:family="text">
      <style:text-properties officeooo:rsid="002e6a7d"/>
    </style:style>
    <style:style style:name="T12" style:family="text">
      <style:text-properties officeooo:rsid="002e994a"/>
    </style:style>
    <style:style style:name="T13" style:family="text">
      <style:text-properties officeooo:rsid="00311613"/>
    </style:style>
    <style:style style:name="T14" style:family="text">
      <style:text-properties officeooo:rsid="0031bc1e"/>
    </style:style>
    <style:style style:name="T15" style:family="text">
      <style:text-properties officeooo:rsid="0032c782"/>
    </style:style>
    <style:style style:name="T16" style:family="text">
      <style:text-properties officeooo:rsid="0033b4a9"/>
    </style:style>
    <style:style style:name="T17" style:family="text">
      <style:text-properties officeooo:rsid="0035152f"/>
    </style:style>
    <style:style style:name="T18" style:family="text">
      <style:text-properties officeooo:rsid="00364836"/>
    </style:style>
    <style:style style:name="T19" style:family="text">
      <style:text-properties officeooo:rsid="003ae029"/>
    </style:style>
    <style:style style:name="T20" style:family="text">
      <style:text-properties officeooo:rsid="003e611a"/>
    </style:style>
    <style:style style:name="T21" style:family="text">
      <style:text-properties officeooo:rsid="003fb0f7"/>
    </style:style>
    <style:style style:name="T22" style:family="text">
      <style:text-properties officeooo:rsid="004ba381"/>
    </style:style>
    <style:style style:name="T23" style:family="text">
      <style:text-properties officeooo:rsid="004d2e7c"/>
    </style:style>
    <style:style style:name="T24" style:family="text">
      <style:text-properties officeooo:rsid="00525430"/>
    </style:style>
    <style:style style:name="T25" style:family="text">
      <style:text-properties officeooo:rsid="0052f89f"/>
    </style:style>
    <style:style style:name="T26" style:family="text">
      <style:text-properties officeooo:rsid="0054a928"/>
    </style:style>
    <style:style style:name="T27" style:family="text">
      <style:text-properties officeooo:rsid="00573d3c"/>
    </style:style>
    <style:style style:name="T28" style:family="text">
      <style:text-properties officeooo:rsid="005a9ec0"/>
    </style:style>
    <style:style style:name="T29" style:family="text">
      <style:text-properties officeooo:rsid="00662eb1"/>
    </style:style>
    <style:style style:name="T30" style:family="text">
      <style:text-properties officeooo:rsid="0072248e"/>
    </style:style>
    <style:style style:name="T31" style:family="text">
      <style:text-properties officeooo:rsid="0072e2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table-cell table:style-name="Table1.A1" office:value-type="string">
            <text:p text:style-name="Table_20_Contents">Studies</text:p>
          </table:table-cell>
          <table:table-cell table:style-name="Table1.A1" office:value-type="string">
            <text:p text:style-name="Table_20_Contents">Telecommunications and computer science</text:p>
          </table:table-cell>
        </table:table-row>
        <table:table-row>
          <table:table-cell table:style-name="Table1.A1" office:value-type="string">
            <text:p text:style-name="Table_20_Contents">WebSite</text:p>
          </table:table-cell>
          <table:table-cell table:style-name="Table1.A1" office:value-type="string">
            <text:p text:style-name="Table_20_Contents"><text:a xlink:type="simple" xlink:href="http://www.padwalker.com/" text:style-name="Internet_20_link" text:visited-style-name="Visited_20_Internet_20_Link">www.padwalker.com</text:a><text:span text:style-name="T1"> </text:span></text:p>
          </table:table-cell>
        </table:table-row>
        <table:table-row>
          <table:table-cell table:style-name="Table1.A1" office:value-type="string">
            <text:p text:style-name="P16">Social</text:p>
          </table:table-cell>
          <table:table-cell table:style-name="Table1.A1" office:value-type="string">
            <text:p text:style-name="P17"><text:a xlink:type="simple" xlink:href="https://github.com/agg1" text:style-name="Internet_20_link" text:visited-style-name="Visited_20_Internet_20_Link"><text:span text:style-name="T30">github.com/agg1</text:span></text:a></text:p>
          </table:table-cell>
        </table:table-row>
        <table:table-row>
          <table:table-cell table:style-name="Table1.A1" table:number-columns-spanned="2" office:value-type="string">
            <text:h text:style-name="Heading_20_3" text:outline-level="3">Skill Profile</text:h>
          </table:table-cell>
          <table:covered-table-cell/>
        </table:table-row>
        <table:table-row>
          <table:table-cell table:style-name="Table1.A1" office:value-type="string">
            <text:p text:style-name="Table_20_Contents">Software Development</text:p>
          </table:table-cell>
          <table:table-cell table:style-name="Table1.A1" office:value-type="string">
            <text:p text:style-name="P10">Application development with the Spring framework, Liferay enterprise portal technology, <text:span text:style-name="T22">various persistence frameworks and templating systems</text:span>, ANSI SQL</text:p>
            <text:p text:style-name="P11">Search Engine Technology and Natural Language Processing</text:p>
          </table:table-cell>
        </table:table-row>
        <table:table-row>
          <table:table-cell table:style-name="Table1.A1" office:value-type="string">
            <text:p text:style-name="Table_20_Contents">Continuous Integration</text:p>
            <text:p text:style-name="P5">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table-cell table:style-name="Table1.A1" office:value-type="string">
            <text:p text:style-name="Table_20_Contents">Software Project Management</text:p>
          </table:table-cell>
          <table:table-cell table:style-name="Table1.A1" office:value-type="string">
            <text:p text:style-name="Table_20_Contents">Recent technical lead of <text:span text:style-name="T23">three</text:span> small software development teams of trainees</text:p>
            <text:p text:style-name="P6">Practical implementation of software engineering best practices</text:p>
            <text:p text:style-name="Table_20_Contents">Support with <text:span text:style-name="T14">the</text:span> introduc<text:span text:style-name="T14">tion of</text:span> <text:span text:style-name="T15">an agile </text:span>ticket and review based software development process</text:p>
          </table:table-cell>
        </table:table-row>
        <table:table-row>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text:span text:style-name="T4">P</text:span>tables firewalls, <text:span text:style-name="T4">VPN gateways and proxies</text:span>, <text:span text:style-name="T4">Qmail mail servers, s</text:span>cripting with Perl, Shell <text:span text:style-name="T20">s</text:span>cript <text:span text:style-name="T4">and </text:span>Pytho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3" table:number-columns-spanned="2" office:value-type="string">
            <text:h text:style-name="P18" text:outline-level="3">Career</text:h>
          </table:table-cell>
          <table:covered-table-cell/>
        </table:table-row>
        <table:table-row>
          <table:table-cell table:style-name="Table1.A1" office:value-type="string">
            <text:p text:style-name="P12">September 2016 -</text:p>
            <text:p text:style-name="P13">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table-cell table:style-name="Table1.A1" office:value-type="string">
            <text:p text:style-name="P9">Ma<text:span text:style-name="T26">y</text:span> 2015 -</text:p>
            <text:p text:style-name="P9">September 2016</text:p>
          </table:table-cell>
          <table:table-cell table:style-name="Table1.A1" office:value-type="string">
            <text:p text:style-name="P14">Development of Search Engine Technology <text:span text:style-name="T24">for automated Document Retrieval and Categorization</text:span></text:p>
            <text:p text:style-name="Table_20_Contents">Specification and full re-implementation of an expert system for automated docume<text:span text:style-name="T27">n</text:span>t categorization, text analysis, classification</text:p>
            <text:p text:style-name="Table_20_Contents">Design and implementation of <text:span text:style-name="T25">scalable</text:span>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text:span text:style-name="T28">data</text:span>, GEO location service</text:p>
          </table:table-cell>
        </table:table-row>
        <table:table-row>
          <table:table-cell table:style-name="Table1.A1" office:value-type="string">
            <text:p text:style-name="P6">January 2015 - </text:p>
            <text:p text:style-name="P6">March 2015</text:p>
          </table:table-cell>
          <table:table-cell table:style-name="Table1.A1" office:value-type="string">
            <text:p text:style-name="P14">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table-cell table:style-name="Table1.A1" office:value-type="string">
            <text:p text:style-name="P6">October 2014 – </text:p>
            <text:p text:style-name="P6">November 2014</text:p>
          </table:table-cell>
          <table:table-cell table:style-name="Table1.A1" office:value-type="string">
            <text:p text:style-name="P14">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table-cell table:style-name="Table1.A1" office:value-type="string">
            <text:p text:style-name="P4">Januar 2014 – </text:p>
            <text:p text:style-name="P4"><text:span text:style-name="T2">June</text:span> 2014</text:p>
          </table:table-cell>
          <table:table-cell table:style-name="Table1.A1" office:value-type="string">
            <text:p text:style-name="Table_20_Contents">Development with OpenSource Software <text:span text:style-name="T12">in Nuremberg</text:span></text:p>
            <text:p text:style-name="Table_20_Contents">Please refer to the projects references for details</text:p>
          </table:table-cell>
        </table:table-row>
        <table:table-row>
          <table:table-cell table:style-name="Table1.A1" office:value-type="string">
            <text:p text:style-name="P2">October 2013 – </text:p>
            <text:p text:style-name="P2">November 2013</text:p>
          </table:table-cell>
          <table:table-cell table:style-name="Table1.A1" office:value-type="string">
            <text:p text:style-name="P14"><text:span text:style-name="T17">Continuous Integration Consultant for </text:span>Technisat Digital GmbH <text:span text:style-name="T3">- </text:span></text:p>
            <text:p text:style-name="P14">Automotive Infotainment in Dresden</text:p>
            <text:p text:style-name="Table_20_Contents">Optimization of the software integration process and concept to reduce the efforts of daily integration process</text:p>
            <text:p text:style-name="Table_20_Contents">Planning of the infrastructure, <text:span text:style-name="T3">Introduction</text:span> of ticket-based work in the software integration team</text:p>
          </table:table-cell>
        </table:table-row>
        <table:table-row>
          <table:table-cell table:style-name="Table1.A1" office:value-type="string">
            <text:p text:style-name="P3">Mai 2011 – </text:p>
            <text:p text:style-name="P3">September 2013</text:p>
          </table:table-cell>
          <table:table-cell table:style-name="Table1.A1" office:value-type="string">
            <text:p text:style-name="P14">Abidat GmbH <text:span text:style-name="T19">in Nuremberg</text:span></text:p>
            <text:p text:style-name="Table_20_Contents">Development of an enterprise email marketing software</text:p>
            <text:p text:style-name="Table_20_Contents">Development of an enterprise collaboration software</text:p>
            <text:p text:style-name="Table_20_Contents"><text:span text:style-name="T5">Linux </text:span><text:span text:style-name="T6">s</text:span><text:span text:style-name="T5">erver </text:span><text:span text:style-name="T6">a</text:span><text:span text:style-name="T5">dministration</text:span></text:p>
          </table:table-cell>
        </table:table-row>
        <table:table-row>
          <table:table-cell table:style-name="Table1.A1" office:value-type="string">
            <text:p text:style-name="P3">April 2012 – </text:p>
            <text:p text:style-name="P3">July 2013</text:p>
          </table:table-cell>
          <table:table-cell table:style-name="Table1.A1" office:value-type="string">
            <text:p text:style-name="P14"><text:span text:style-name="T18">Continuous Integration Consultant for </text:span>e.Solutions GmbH – </text:p>
            <text:p text:style-name="P14">Automotive Infotainment <text:span text:style-name="T12">in Erlangen</text:spa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table-cell table:style-name="Table1.A1" office:value-type="string">
            <text:p text:style-name="Table_20_Contents">September 2012 – </text:p>
            <text:p text:style-name="Table_20_Contents">December 2012</text:p>
          </table:table-cell>
          <table:table-cell table:style-name="Table1.A1" office:value-type="string">
            <text:p text:style-name="P14"><text:span text:style-name="T9">Continous Integration consultant for</text:span> Hager Group SE – </text:p>
            <text:p text:style-name="P14">Facility Automation <text:span text:style-name="T12">in Karlsruhe</text:span></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table-cell table:style-name="Table1.A1" office:value-type="string">
            <text:p text:style-name="P3">April 2010 – </text:p>
            <text:p text:style-name="P3">April 2011</text:p>
          </table:table-cell>
          <table:table-cell table:style-name="Table1.A1" office:value-type="string">
            <text:p text:style-name="P14">Internetagentur Schott GmbH - </text:p>
            <text:p text:style-name="P14">Satellite Internet Service Provider <text:span text:style-name="T12">in Bamberg</text:span></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table-cell table:style-name="Table1.A1" office:value-type="string">
            <text:p text:style-name="Table_20_Contents">April 2009</text:p>
          </table:table-cell>
          <table:table-cell table:style-name="Table1.A1" office:value-type="string">
            <text:p text:style-name="P14">Institut für Talentenwicklung GmbH – </text:p>
            <text:p text:style-name="P14">Trade Fair Planning <text:span text:style-name="T10">Software Development in Leipzig</text:span></text:p>
            <text:p text:style-name="Table_20_Contents"><text:span text:style-name="T7">.Net </text:span><text:span text:style-name="T8">a</text:span><text:span text:style-name="T7">pplication development</text:span></text:p>
          </table:table-cell>
        </table:table-row>
        <table:table-row>
          <table:table-cell table:style-name="Table1.A1" office:value-type="string">
            <text:p text:style-name="P3">July 2008 – </text:p>
            <text:p text:style-name="P3">December 2009</text:p>
          </table:table-cell>
          <table:table-cell table:style-name="Table1.A1" office:value-type="string">
            <text:p text:style-name="P14">Pflegedienst Smerling GmbH – Geriatric Health Care Administration Software <text:span text:style-name="T12">in Leipzig</text:span></text:p>
            <text:p text:style-name="Table_20_Contents">Assistance with the introduction of a complex accounting software based on VisualFox Pro</text:p>
          </table:table-cell>
        </table:table-row>
        <table:table-row>
          <table:table-cell table:style-name="Table1.A1" office:value-type="string">
            <text:p text:style-name="P3">August 2009 – </text:p>
            <text:p text:style-name="P3">March 2010</text:p>
          </table:table-cell>
          <table:table-cell table:style-name="Table1.A1" office:value-type="string">
            <text:p text:style-name="P14">Hardened Linux Distribution Development <text:span text:style-name="T12">in Leipzig</text:span></text:p>
            <text:p text:style-name="Table_20_Contents">Development of a hardened GNU Linux distribution</text:p>
          </table:table-cell>
        </table:table-row>
        <table:table-row>
          <table:table-cell table:style-name="Table1.A1" office:value-type="string">
            <text:p text:style-name="Table_20_Contents">May 2009</text:p>
          </table:table-cell>
          <table:table-cell table:style-name="Table1.A1" office:value-type="string">
            <text:p text:style-name="P14">TCP DNS Random Resolver Daemon <text:span text:style-name="T12">in Leipzig</text:span></text:p>
            <text:p text:style-name="Table_20_Contents">Concept and implementation <text:span text:style-name="T13">of a reasonable way </text:span>to evade “DNS filters”</text:p>
          </table:table-cell>
        </table:table-row>
        <table:table-row>
          <table:table-cell table:style-name="Table1.A1" office:value-type="string">
            <text:p text:style-name="Table_20_Contents">September 2008 – </text:p>
            <text:p text:style-name="Table_20_Contents">December 2008</text:p>
          </table:table-cell>
          <table:table-cell table:style-name="Table1.A1" office:value-type="string">
            <text:p text:style-name="P14">Microsoft Technology Specialist Certifications <text:span text:style-name="T12">in Leipzig</text:span></text:p>
            <text:p text:style-name="Table_20_Contents">SQLServer 2005 <text:span text:style-name="T20">a</text:span>dministration</text:p>
            <text:p text:style-name="Table_20_Contents">Web <text:span text:style-name="T20">d</text:span>evelopment with C#/.Net and ASP/.Net</text:p>
            <text:p text:style-name="Table_20_Contents">Business <text:span text:style-name="T20">i</text:span>ntelligence with Microsoft SQLServer 2005</text:p>
          </table:table-cell>
        </table:table-row>
        <table:table-row>
          <table:table-cell table:style-name="Table1.A1" office:value-type="string">
            <text:p text:style-name="P3">February 2008 – </text:p>
            <text:p text:style-name="P3">April 2008</text:p>
          </table:table-cell>
          <table:table-cell table:style-name="Table1.A1" office:value-type="string">
            <text:p text:style-name="P14">Alfavision GmbH – Industrial Image Processing <text:span text:style-name="T11">in Passau</text:span></text:p>
            <text:p text:style-name="Table_20_Contents">Software development with C and C++</text:p>
          </table:table-cell>
        </table:table-row>
        <table:table-row>
          <table:table-cell table:style-name="Table1.A1" office:value-type="string">
            <text:p text:style-name="P3">April 2007 – </text:p>
            <text:p text:style-name="P3">June 2007</text:p>
          </table:table-cell>
          <table:table-cell table:style-name="Table1.A1" office:value-type="string">
            <text:p text:style-name="P14">ICAM Systems GmbH Insurance Control and Management Systems <text:span text:style-name="T11">in Leipzig</text:span></text:p>
            <text:p text:style-name="Table_20_Contents">Web services development</text:p>
          </table:table-cell>
        </table:table-row>
        <table:table-row>
          <table:table-cell table:style-name="Table1.A1" office:value-type="string">
            <text:p text:style-name="Table_20_Contents">2006 – 2007</text:p>
          </table:table-cell>
          <table:table-cell table:style-name="Table1.A1" office:value-type="string">
            <text:p text:style-name="P14">Side Jobs <text:span text:style-name="T11">in Leipzig and Berlin</text:span></text:p>
            <text:p text:style-name="Table_20_Contents">Event security services, car recycling</text:p>
          </table:table-cell>
        </table:table-row>
        <table:table-row>
          <table:table-cell table:style-name="Table1.A1" office:value-type="string">
            <text:p text:style-name="Table_20_Contents">2002 – 2005</text:p>
          </table:table-cell>
          <table:table-cell table:style-name="Table1.A1" office:value-type="string">
            <text:p text:style-name="P14">Student Projects <text:span text:style-name="T11">in Leipzig</text:span></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text:span text:style-name="T16">i</text:span> numerical algorithm</text:p>
          </table:table-cell>
        </table:table-row>
        <table:table-row>
          <table:table-cell table:style-name="Table1.A1" office:value-type="string">
            <text:p text:style-name="P3">April 2004 – </text:p>
            <text:p text:style-name="P3">August 2004</text:p>
          </table:table-cell>
          <table:table-cell table:style-name="Table1.A1" office:value-type="string">
            <text:p text:style-name="P14">Traineeship at T-Mobile Austria Core Network Operations and Service Development <text:span text:style-name="T11">in Vienna</text:span></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table-cell table:style-name="Table1.A1" office:value-type="string">
            <text:p text:style-name="Table_20_Contents">July 2001</text:p>
          </table:table-cell>
          <table:table-cell table:style-name="Table1.A1" office:value-type="string">
            <text:p text:style-name="P14">Traineeship at MTG Telekommunikationstechnik GmbH <text:span text:style-name="T11">in Leipzig</text:span></text:p>
            <text:p text:style-name="Table_20_Contents">Insight into fire detection, video observation systems and telephone facility installation</text:p>
          </table:table-cell>
        </table:table-row>
        <table:table-row>
          <table:table-cell table:style-name="Table1.A1" office:value-type="string">
            <text:p text:style-name="Table_20_Contents">July 2000</text:p>
          </table:table-cell>
          <table:table-cell table:style-name="Table1.A1" office:value-type="string">
            <text:p text:style-name="P14">Traineeship at BeMaTec GmbH <text:span text:style-name="T11">in Leipzig</text:span></text:p>
            <text:p text:style-name="Table_20_Contents">Insight into concrete machine installations</text:p>
          </table:table-cell>
        </table:table-row>
        <table:table-row>
          <table:table-cell table:style-name="Table1.A1" office:value-type="string">
            <text:p text:style-name="Table_20_Contents">December 1997</text:p>
          </table:table-cell>
          <table:table-cell table:style-name="Table1.A1" office:value-type="string">
            <text:p text:style-name="P14">Traineeship at STS Spectrum Text -und Datensysteme GmbH <text:span text:style-name="T11">in Leipzig</text:span></text:p>
            <text:p text:style-name="Table_20_Contents">PC <text:span text:style-name="T21">h</text:span>ardware and <text:span text:style-name="T21">s</text:span>oftware installation</text:p>
            <text:p text:style-name="Table_20_Contents">Insight into stock-keeping</text:p>
            <text:p text:style-name="Table_20_Contents"/>
          </table:table-cell>
        </table:table-row>
        <table:table-row>
          <table:table-cell table:style-name="Table1.A13" table:number-columns-spanned="2" office:value-type="string">
            <text:h text:style-name="Heading_20_3" text:outline-level="3">Education</text:h>
          </table:table-cell>
          <table:covered-table-cell/>
        </table:table-row>
        <table:table-row>
          <table:table-cell table:style-name="Table1.A1" office:value-type="string">
            <text:p text:style-name="P3">October 2006 – </text:p>
            <text:p text:style-name="P3">February 2007</text:p>
          </table:table-cell>
          <table:table-cell table:style-name="Table1.A1" office:value-type="string">
            <text:p text:style-name="P14">HTWK Leipzig</text:p>
            <text:p text:style-name="Table_20_Contents">Studies of computer science</text:p>
          </table:table-cell>
        </table:table-row>
        <table:table-row>
          <table:table-cell table:style-name="Table1.A1" office:value-type="string">
            <text:p text:style-name="Table_20_Contents">September 2001 – February 2005</text:p>
          </table:table-cell>
          <table:table-cell table:style-name="Table1.A1" office:value-type="string">
            <text:p text:style-name="P14">Deutsche Telekom AG Universtity of Applied Sciences <text:span text:style-name="T11">Leipzig</text:span></text:p>
            <text:p text:style-name="Table_20_Contents">Studies of telecommunications and computer science</text:p>
            <text:p text:style-name="Table_20_Contents"><text:span text:style-name="T31">Telecommunications and computer science expert</text:span> degree grade A</text:p>
          </table:table-cell>
        </table:table-row>
        <table:table-row>
          <table:table-cell table:style-name="Table1.A1" office:value-type="string">
            <text:p text:style-name="P3">September 1993 – </text:p>
            <text:p text:style-name="P3">July 2000</text:p>
          </table:table-cell>
          <table:table-cell table:style-name="Table1.A1" office:value-type="string">
            <text:p text:style-name="P14">F.-A.-Brockhaus Grammar School <text:span text:style-name="T11">Leipzig</text:span></text:p>
            <text:p text:style-name="Table_20_Contents">Specialization courses mathematics and physics</text:p>
            <text:p text:style-name="Table_20_Contents">A-Level diploma grade B</text:p>
          </table:table-cell>
        </table:table-row>
        <table:table-row>
          <table:table-cell table:style-name="Table1.A13" table:number-columns-spanned="2" office:value-type="string">
            <text:h text:style-name="Heading_20_3" text:outline-level="3">Languages</text:h>
          </table:table-cell>
          <table:covered-table-cell/>
        </table:table-row>
        <table:table-row>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table-cell table:style-name="Table1.A1" office:value-type="string">
            <text:p text:style-name="P7">Russian</text:p>
          </table:table-cell>
          <table:table-cell table:style-name="Table1.A1" office:value-type="string">
            <text:p text:style-name="Table_20_Contents">Basic knowledge</text:p>
          </table:table-cell>
        </table:table-row>
        <table:table-row>
          <table:table-cell table:style-name="Table1.A13" table:number-columns-spanned="2" office:value-type="string">
            <text:h text:style-name="Heading_20_3" text:outline-level="3">College Activities</text:h>
          </table:table-cell>
          <table:covered-table-cell/>
        </table:table-row>
        <table:table-row>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table-cell table:style-name="Table1.A13" table:number-columns-spanned="2" office:value-type="string">
            <text:h text:style-name="Heading_20_3" text:outline-level="3">Civic Duty</text:h>
          </table:table-cell>
          <table:covered-table-cell/>
        </table:table-row>
        <table:table-row>
          <table:table-cell table:style-name="Table1.A1" office:value-type="string">
            <text:p text:style-name="P15">August 200 </text:p>
            <text:p text:style-name="P15">– June 2001</text:p>
          </table:table-cell>
          <table:table-cell table:style-name="Table1.A1" office:value-type="string">
            <text:p text:style-name="Table_20_Contents">Dish washing and <text:span text:style-name="T29">janitor</text:span> at the Infant Recreation Center Sylt</text:p>
            <text:p text:style-name="Table_20_Contents">Geriatric care at the German Red Cross Geriatric Hospital Leipzig</text:p>
          </table:table-cell>
        </table:table-row>
        <table:table-row>
          <table:table-cell table:style-name="Table1.A13" table:number-columns-spanned="2" office:value-type="string">
            <text:h text:style-name="P19" text:outline-level="3">Hobbys</text:h>
          </table:table-cell>
          <table:covered-table-cell/>
        </table:table-row>
        <table:table-row>
          <table:table-cell table:style-name="Table1.A1" table:number-columns-spanned="2" office:value-type="string">
            <text:p text:style-name="P8">Cycling, science fictio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left="0.2in" fo:margin-right="0in" fo:margin-top="0.0799in" fo:margin-bottom="0.0799in" loext:contextual-spacing="false" fo:text-indent="-0.2in" style:auto-text-indent="false">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0402in" fo:margin-right="0.0402in" fo:margin-top="0in" fo:margin-bottom="0in" loext:contextual-spacing="false" fo:text-indent="0in" style:auto-text-indent="false" text:number-lines="false" text:line-number="0"/>
      <style:text-properties style:font-name="Liberation Sans1"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master-page-name="">
      <loext:graphic-properties draw:fill="none" draw:fill-color="#cfe7f5"/>
      <style:paragraph-properties fo:text-align="start" style:justify-single-word="false" style:page-number="auto" fo:background-color="transparent" style:shadow="none" text:number-lines="false" text:line-number="0">
        <style:tab-stops/>
      </style:paragraph-properties>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left="0.0201in" fo:margin-right="0.0201in" fo:margin-top="0in" fo:margin-bottom="0in" loext:contextual-spacing="false" fo:text-indent="0in" style:auto-text-indent="false" fo:background-color="transparent" style:shadow="none"/>
      <style:text-properties fo:font-size="10pt" fo:font-weight="bold" style:font-size-asian="14pt" style:font-weight-asian="bold" style:font-size-complex="14pt" style:font-weight-complex="bold"/>
    </style:style>
    <style:style style:name="Table" style:family="paragraph" style:parent-style-name="Caption"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799in" fo:margin-bottom="0.5in" fo:margin-left="0.5in" fo:margin-right="0.65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dc:date>2017-01-31T21:08:49.866474119</dc:date>
    <meta:editing-duration>P6DT9H9M11S</meta:editing-duration>
    <meta:editing-cycles>174</meta:editing-cycles>
    <meta:generator>LibreOffice/5.1.3.2$Linux_X86_64 LibreOffice_project/10m0$Build-2</meta:generator>
    <meta:print-date>2013-08-30T17:27:46</meta:print-date>
    <dc:creator>aggi </dc:creator>
    <meta:document-statistic meta:table-count="1" meta:image-count="0" meta:object-count="0" meta:page-count="3" meta:paragraph-count="183" meta:word-count="997" meta:character-count="7386" meta:non-whitespace-character-count="6523"/>
  </office:meta>
</office:document-meta>
</file>